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ravspecifikation til Arduino eksamens-projekt</text:p>
      <text:p text:style-name="P2">af Kevin S. &amp; Alexander W.</text:p>
      <text:p text:style-name="P2"/>
      <text:p text:style-name="P3">Planlagte features til AtA i pullets.</text:p>
      <text:p text:style-name="P3"/>
      <text:p text:style-name="P3"/>
      <text:list xml:id="list8585247583796445735" text:style-name="L1">
        <text:list-item>
          <text:p text:style-name="P4">Der kan sendes en melodi til Arduino enhed-1, via en brugergrænseflade på en Windows maskine.</text:p>
        </text:list-item>
        <text:list-item>
          <text:p text:style-name="P4">Melodien skal afspilles af Arduino enhed-1 via en tilsluttet højtaler.</text:p>
        </text:list-item>
        <text:list-item>
          <text:p text:style-name="P4">Arduino enhed-1 skal kunne sende “rytmen” af den afspillede melodi videre til Arduno enhed-2.</text:p>
        </text:list-item>
        <text:list-item>
          <text:p text:style-name="P4">Arduino enhed-2 skal, via tilsluttede LED-lys, blinke i rytme med den afspillede melodi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8:49:08</meta:creation-date>
    <meta:document-statistic meta:table-count="0" meta:image-count="0" meta:object-count="0" meta:page-count="1" meta:paragraph-count="7" meta:word-count="72" meta:character-count="457"/>
    <dc:date>2014-04-10T12:12:34</dc:date>
    <meta:editing-duration>PT22M24S</meta:editing-duration>
    <meta:editing-cycles>1</meta:editing-cycles>
    <meta:generator>OpenOffice.org/3.4.1$Unix OpenOffice.org_project/341m1$Build-9593</meta:generator>
  </office:meta>
</office:document-meta>
</file>